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4291in"/>
    </style:style>
    <style:style style:name="co2" style:family="table-column">
      <style:table-column-properties fo:break-before="auto" style:column-width="0.584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626in" svg:height="4.5236in" svg:x="6.3323in" svg:y="0.0492in">
            <draw:object draw:notify-on-update-of-ranges="Sheet1.A1:Sheet1.A1 Sheet1.A2:Sheet1.A26 Sheet1.E1:Sheet1.E1 Sheet1.E2:Sheet1.E26 Sheet1.F1:Sheet1.F1 Sheet1.F2:Sheet1.F26 Sheet1.G1:Sheet1.G1 Sheet1.G2:Sheet1.G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old1/All1</text:p>
          </table:table-cell>
          <table:table-cell office:value-type="string" calcext:value-type="string">
            <text:p>Gold2/Gold1</text:p>
          </table:table-cell>
          <table:table-cell office:value-type="string" calcext:value-type="string">
            <text:p>All2/All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140" calcext:value-type="float">
            <text:p>156140</text:p>
          </table:table-cell>
          <table:table-cell office:value-type="float" office:value="11451" calcext:value-type="float">
            <text:p>11451</text:p>
          </table:table-cell>
          <table:table-cell table:formula="of:=[.B2]+[.C2]" office:value-type="float" office:value="167591" calcext:value-type="float">
            <text:p>167591</text:p>
          </table:table-cell>
          <table:table-cell table:formula="of:=[.B2]/[.D2]" office:value-type="float" office:value="0.93167294186442" calcext:value-type="float">
            <text:p>0,93167294186442</text:p>
          </table:table-cell>
          <table:table-cell table:formula="of:=[.B3]/[.B2]" office:value-type="float" office:value="0.850025618035097" calcext:value-type="float">
            <text:p>0,850025618035097</text:p>
          </table:table-cell>
          <table:table-cell table:formula="of:=[.D3]/[.D2]" office:value-type="float" office:value="0.817388761926356" calcext:value-type="float">
            <text:p>0,817388761926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723" calcext:value-type="float">
            <text:p>132723</text:p>
          </table:table-cell>
          <table:table-cell office:value-type="float" office:value="4264" calcext:value-type="float">
            <text:p>4264</text:p>
          </table:table-cell>
          <table:table-cell table:formula="of:=[.B3]+[.C3]" office:value-type="float" office:value="136987" calcext:value-type="float">
            <text:p>136987</text:p>
          </table:table-cell>
          <table:table-cell table:formula="of:=[.B3]/[.D3]" office:value-type="float" office:value="0.96887295874791" calcext:value-type="float">
            <text:p>0,96887295874791</text:p>
          </table:table-cell>
          <table:table-cell table:formula="of:=[.B4]/[.B3]" office:value-type="float" office:value="0.839259209029332" calcext:value-type="float">
            <text:p>0,839259209029332</text:p>
          </table:table-cell>
          <table:table-cell table:formula="of:=[.D4]/[.D3]" office:value-type="float" office:value="0.841021410790805" calcext:value-type="float">
            <text:p>0,841021410790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389" calcext:value-type="float">
            <text:p>111389</text:p>
          </table:table-cell>
          <table:table-cell office:value-type="float" office:value="3820" calcext:value-type="float">
            <text:p>3820</text:p>
          </table:table-cell>
          <table:table-cell table:formula="of:=[.B4]+[.C4]" office:value-type="float" office:value="115209" calcext:value-type="float">
            <text:p>115209</text:p>
          </table:table-cell>
          <table:table-cell table:formula="of:=[.B4]/[.D4]" office:value-type="float" office:value="0.966842868178701" calcext:value-type="float">
            <text:p>0,966842868178701</text:p>
          </table:table-cell>
          <table:table-cell table:formula="of:=[.B5]/[.B4]" office:value-type="float" office:value="0.826077978974585" calcext:value-type="float">
            <text:p>0,826077978974585</text:p>
          </table:table-cell>
          <table:table-cell table:formula="of:=[.D5]/[.D4]" office:value-type="float" office:value="0.900641442942826" calcext:value-type="float">
            <text:p>0,900641442942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016" calcext:value-type="float">
            <text:p>92016</text:p>
          </table:table-cell>
          <table:table-cell office:value-type="float" office:value="11746" calcext:value-type="float">
            <text:p>11746</text:p>
          </table:table-cell>
          <table:table-cell table:formula="of:=[.B5]+[.C5]" office:value-type="float" office:value="103762" calcext:value-type="float">
            <text:p>103762</text:p>
          </table:table-cell>
          <table:table-cell table:formula="of:=[.B5]/[.D5]" office:value-type="float" office:value="0.886798635338563" calcext:value-type="float">
            <text:p>0,886798635338563</text:p>
          </table:table-cell>
          <table:table-cell table:formula="of:=[.B6]/[.B5]" office:value-type="float" office:value="0.953660233002956" calcext:value-type="float">
            <text:p>0,953660233002956</text:p>
          </table:table-cell>
          <table:table-cell table:formula="of:=[.D6]/[.D5]" office:value-type="float" office:value="0.865046934330487" calcext:value-type="float">
            <text:p>0,865046934330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752" calcext:value-type="float">
            <text:p>87752</text:p>
          </table:table-cell>
          <table:table-cell office:value-type="float" office:value="2007" calcext:value-type="float">
            <text:p>2007</text:p>
          </table:table-cell>
          <table:table-cell table:formula="of:=[.B6]+[.C6]" office:value-type="float" office:value="89759" calcext:value-type="float">
            <text:p>89759</text:p>
          </table:table-cell>
          <table:table-cell table:formula="of:=[.B6]/[.D6]" office:value-type="float" office:value="0.977640125224212" calcext:value-type="float">
            <text:p>0,977640125224212</text:p>
          </table:table-cell>
          <table:table-cell table:formula="of:=[.B7]/[.B6]" office:value-type="float" office:value="0.940035554745191" calcext:value-type="float">
            <text:p>0,940035554745191</text:p>
          </table:table-cell>
          <table:table-cell table:formula="of:=[.D7]/[.D6]" office:value-type="float" office:value="0.949420113860448" calcext:value-type="float">
            <text:p>0,949420113860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490" calcext:value-type="float">
            <text:p>82490</text:p>
          </table:table-cell>
          <table:table-cell office:value-type="float" office:value="2729" calcext:value-type="float">
            <text:p>2729</text:p>
          </table:table-cell>
          <table:table-cell table:formula="of:=[.B7]+[.C7]" office:value-type="float" office:value="85219" calcext:value-type="float">
            <text:p>85219</text:p>
          </table:table-cell>
          <table:table-cell table:formula="of:=[.B7]/[.D7]" office:value-type="float" office:value="0.96797662493106" calcext:value-type="float">
            <text:p>0,96797662493106</text:p>
          </table:table-cell>
          <table:table-cell table:formula="of:=[.B8]/[.B7]" office:value-type="float" office:value="0.765244272032974" calcext:value-type="float">
            <text:p>0,765244272032974</text:p>
          </table:table-cell>
          <table:table-cell table:formula="of:=[.D8]/[.D7]" office:value-type="float" office:value="0.81446625752473" calcext:value-type="float">
            <text:p>0,81446625752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125" calcext:value-type="float">
            <text:p>63125</text:p>
          </table:table-cell>
          <table:table-cell office:value-type="float" office:value="6283" calcext:value-type="float">
            <text:p>6283</text:p>
          </table:table-cell>
          <table:table-cell table:formula="of:=[.B8]+[.C8]" office:value-type="float" office:value="69408" calcext:value-type="float">
            <text:p>69408</text:p>
          </table:table-cell>
          <table:table-cell table:formula="of:=[.B8]/[.D8]" office:value-type="float" office:value="0.909477293683725" calcext:value-type="float">
            <text:p>0,909477293683725</text:p>
          </table:table-cell>
          <table:table-cell table:formula="of:=[.B9]/[.B8]" office:value-type="float" office:value="1.00749306930693" calcext:value-type="float">
            <text:p>1,00749306930693</text:p>
          </table:table-cell>
          <table:table-cell table:formula="of:=[.D9]/[.D8]" office:value-type="float" office:value="0.990318118948824" calcext:value-type="float">
            <text:p>0,990318118948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598" calcext:value-type="float">
            <text:p>63598</text:p>
          </table:table-cell>
          <table:table-cell office:value-type="float" office:value="5138" calcext:value-type="float">
            <text:p>5138</text:p>
          </table:table-cell>
          <table:table-cell table:formula="of:=[.B9]+[.C9]" office:value-type="float" office:value="68736" calcext:value-type="float">
            <text:p>68736</text:p>
          </table:table-cell>
          <table:table-cell table:formula="of:=[.B9]/[.D9]" office:value-type="float" office:value="0.925250232774674" calcext:value-type="float">
            <text:p>0,925250232774674</text:p>
          </table:table-cell>
          <table:table-cell table:formula="of:=[.B10]/[.B9]" office:value-type="float" office:value="0.975753954526872" calcext:value-type="float">
            <text:p>0,975753954526872</text:p>
          </table:table-cell>
          <table:table-cell table:formula="of:=[.D10]/[.D9]" office:value-type="float" office:value="0.925322974860335" calcext:value-type="float">
            <text:p>0,925322974860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56" calcext:value-type="float">
            <text:p>62056</text:p>
          </table:table-cell>
          <table:table-cell office:value-type="float" office:value="1547" calcext:value-type="float">
            <text:p>1547</text:p>
          </table:table-cell>
          <table:table-cell table:formula="of:=[.B10]+[.C10]" office:value-type="float" office:value="63603" calcext:value-type="float">
            <text:p>63603</text:p>
          </table:table-cell>
          <table:table-cell table:formula="of:=[.B10]/[.D10]" office:value-type="float" office:value="0.975677247928557" calcext:value-type="float">
            <text:p>0,975677247928557</text:p>
          </table:table-cell>
          <table:table-cell table:formula="of:=[.B11]/[.B10]" office:value-type="float" office:value="0.79075351295604" calcext:value-type="float">
            <text:p>0,79075351295604</text:p>
          </table:table-cell>
          <table:table-cell table:formula="of:=[.D11]/[.D10]" office:value-type="float" office:value="0.94640189928148" calcext:value-type="float">
            <text:p>0,94640189928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071" calcext:value-type="float">
            <text:p>49071</text:p>
          </table:table-cell>
          <table:table-cell office:value-type="float" office:value="11123" calcext:value-type="float">
            <text:p>11123</text:p>
          </table:table-cell>
          <table:table-cell table:formula="of:=[.B11]+[.C11]" office:value-type="float" office:value="60194" calcext:value-type="float">
            <text:p>60194</text:p>
          </table:table-cell>
          <table:table-cell table:formula="of:=[.B11]/[.D11]" office:value-type="float" office:value="0.81521414094428" calcext:value-type="float">
            <text:p>0,81521414094428</text:p>
          </table:table-cell>
          <table:table-cell table:formula="of:=[.B12]/[.B11]" office:value-type="float" office:value="0.91284057793809" calcext:value-type="float">
            <text:p>0,91284057793809</text:p>
          </table:table-cell>
          <table:table-cell table:formula="of:=[.D12]/[.D11]" office:value-type="float" office:value="0.824268199488321" calcext:value-type="float">
            <text:p>0,8242681994883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794" calcext:value-type="float">
            <text:p>44794</text:p>
          </table:table-cell>
          <table:table-cell office:value-type="float" office:value="4822" calcext:value-type="float">
            <text:p>4822</text:p>
          </table:table-cell>
          <table:table-cell table:formula="of:=[.B12]+[.C12]" office:value-type="float" office:value="49616" calcext:value-type="float">
            <text:p>49616</text:p>
          </table:table-cell>
          <table:table-cell table:formula="of:=[.B12]/[.D12]" office:value-type="float" office:value="0.902813608513383" calcext:value-type="float">
            <text:p>0,902813608513383</text:p>
          </table:table-cell>
          <table:table-cell table:formula="of:=[.B13]/[.B12]" office:value-type="float" office:value="0.977854176898692" calcext:value-type="float">
            <text:p>0,977854176898692</text:p>
          </table:table-cell>
          <table:table-cell table:formula="of:=[.D13]/[.D12]" office:value-type="float" office:value="0.954591260883586" calcext:value-type="float">
            <text:p>0,954591260883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802" calcext:value-type="float">
            <text:p>43802</text:p>
          </table:table-cell>
          <table:table-cell office:value-type="float" office:value="3561" calcext:value-type="float">
            <text:p>3561</text:p>
          </table:table-cell>
          <table:table-cell table:formula="of:=[.B13]+[.C13]" office:value-type="float" office:value="47363" calcext:value-type="float">
            <text:p>47363</text:p>
          </table:table-cell>
          <table:table-cell table:formula="of:=[.B13]/[.D13]" office:value-type="float" office:value="0.92481472879674" calcext:value-type="float">
            <text:p>0,92481472879674</text:p>
          </table:table-cell>
          <table:table-cell table:formula="of:=[.B14]/[.B13]" office:value-type="float" office:value="0.804871923656454" calcext:value-type="float">
            <text:p>0,804871923656454</text:p>
          </table:table-cell>
          <table:table-cell table:formula="of:=[.D14]/[.D13]" office:value-type="float" office:value="0.963832527500369" calcext:value-type="float">
            <text:p>0,963832527500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255" calcext:value-type="float">
            <text:p>35255</text:p>
          </table:table-cell>
          <table:table-cell office:value-type="float" office:value="10395" calcext:value-type="float">
            <text:p>10395</text:p>
          </table:table-cell>
          <table:table-cell table:formula="of:=[.B14]+[.C14]" office:value-type="float" office:value="45650" calcext:value-type="float">
            <text:p>45650</text:p>
          </table:table-cell>
          <table:table-cell table:formula="of:=[.B14]/[.D14]" office:value-type="float" office:value="0.772289156626506" calcext:value-type="float">
            <text:p>0,772289156626506</text:p>
          </table:table-cell>
          <table:table-cell table:formula="of:=[.B15]/[.B14]" office:value-type="float" office:value="0.968458374698624" calcext:value-type="float">
            <text:p>0,968458374698624</text:p>
          </table:table-cell>
          <table:table-cell table:formula="of:=[.D15]/[.D14]" office:value-type="float" office:value="0.835859802847755" calcext:value-type="float">
            <text:p>0,8358598028477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43" calcext:value-type="float">
            <text:p>34143</text:p>
          </table:table-cell>
          <table:table-cell office:value-type="float" office:value="4014" calcext:value-type="float">
            <text:p>4014</text:p>
          </table:table-cell>
          <table:table-cell table:formula="of:=[.B15]+[.C15]" office:value-type="float" office:value="38157" calcext:value-type="float">
            <text:p>38157</text:p>
          </table:table-cell>
          <table:table-cell table:formula="of:=[.B15]/[.D15]" office:value-type="float" office:value="0.894803050554289" calcext:value-type="float">
            <text:p>0,894803050554289</text:p>
          </table:table-cell>
          <table:table-cell table:formula="of:=[.B16]/[.B15]" office:value-type="float" office:value="1.02436809887825" calcext:value-type="float">
            <text:p>1,02436809887825</text:p>
          </table:table-cell>
          <table:table-cell table:formula="of:=[.D16]/[.D15]" office:value-type="float" office:value="0.967345441203449" calcext:value-type="float">
            <text:p>0,96734544120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975" calcext:value-type="float">
            <text:p>34975</text:p>
          </table:table-cell>
          <table:table-cell office:value-type="float" office:value="1936" calcext:value-type="float">
            <text:p>1936</text:p>
          </table:table-cell>
          <table:table-cell table:formula="of:=[.B16]+[.C16]" office:value-type="float" office:value="36911" calcext:value-type="float">
            <text:p>36911</text:p>
          </table:table-cell>
          <table:table-cell table:formula="of:=[.B16]/[.D16]" office:value-type="float" office:value="0.947549510985885" calcext:value-type="float">
            <text:p>0,947549510985885</text:p>
          </table:table-cell>
          <table:table-cell table:formula="of:=[.B17]/[.B16]" office:value-type="float" office:value="0.861529664045747" calcext:value-type="float">
            <text:p>0,861529664045747</text:p>
          </table:table-cell>
          <table:table-cell table:formula="of:=[.D17]/[.D16]" office:value-type="float" office:value="0.927528379073989" calcext:value-type="float">
            <text:p>0,927528379073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32" calcext:value-type="float">
            <text:p>30132</text:p>
          </table:table-cell>
          <table:table-cell office:value-type="float" office:value="4104" calcext:value-type="float">
            <text:p>4104</text:p>
          </table:table-cell>
          <table:table-cell table:formula="of:=[.B17]+[.C17]" office:value-type="float" office:value="34236" calcext:value-type="float">
            <text:p>34236</text:p>
          </table:table-cell>
          <table:table-cell table:formula="of:=[.B17]/[.D17]" office:value-type="float" office:value="0.8801261829653" calcext:value-type="float">
            <text:p>0,8801261829653</text:p>
          </table:table-cell>
          <table:table-cell table:formula="of:=[.B18]/[.B17]" office:value-type="float" office:value="0.884939599097305" calcext:value-type="float">
            <text:p>0,884939599097305</text:p>
          </table:table-cell>
          <table:table-cell table:formula="of:=[.D18]/[.D17]" office:value-type="float" office:value="0.800736067297581" calcext:value-type="float">
            <text:p>0,8007360672975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65" calcext:value-type="float">
            <text:p>26665</text:p>
          </table:table-cell>
          <table:table-cell office:value-type="float" office:value="749" calcext:value-type="float">
            <text:p>749</text:p>
          </table:table-cell>
          <table:table-cell table:formula="of:=[.B18]+[.C18]" office:value-type="float" office:value="27414" calcext:value-type="float">
            <text:p>27414</text:p>
          </table:table-cell>
          <table:table-cell table:formula="of:=[.B18]/[.D18]" office:value-type="float" office:value="0.972678193623696" calcext:value-type="float">
            <text:p>0,972678193623696</text:p>
          </table:table-cell>
          <table:table-cell table:formula="of:=[.B19]/[.B18]" office:value-type="float" office:value="0.968760547534221" calcext:value-type="float">
            <text:p>0,968760547534221</text:p>
          </table:table-cell>
          <table:table-cell table:formula="of:=[.D19]/[.D18]" office:value-type="float" office:value="1.0079521412417" calcext:value-type="float">
            <text:p>1,00795214124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832" calcext:value-type="float">
            <text:p>25832</text:p>
          </table:table-cell>
          <table:table-cell office:value-type="float" office:value="1800" calcext:value-type="float">
            <text:p>1800</text:p>
          </table:table-cell>
          <table:table-cell table:formula="of:=[.B19]+[.C19]" office:value-type="float" office:value="27632" calcext:value-type="float">
            <text:p>27632</text:p>
          </table:table-cell>
          <table:table-cell table:formula="of:=[.B19]/[.D19]" office:value-type="float" office:value="0.934858135495078" calcext:value-type="float">
            <text:p>0,934858135495078</text:p>
          </table:table-cell>
          <table:table-cell table:formula="of:=[.B20]/[.B19]" office:value-type="float" office:value="0.735134716630536" calcext:value-type="float">
            <text:p>0,735134716630536</text:p>
          </table:table-cell>
          <table:table-cell table:formula="of:=[.D20]/[.D19]" office:value-type="float" office:value="0.808844817602779" calcext:value-type="float">
            <text:p>0,8088448176027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0" calcext:value-type="float">
            <text:p>18990</text:p>
          </table:table-cell>
          <table:table-cell office:value-type="float" office:value="3360" calcext:value-type="float">
            <text:p>3360</text:p>
          </table:table-cell>
          <table:table-cell table:formula="of:=[.B20]+[.C20]" office:value-type="float" office:value="22350" calcext:value-type="float">
            <text:p>22350</text:p>
          </table:table-cell>
          <table:table-cell table:formula="of:=[.B20]/[.D20]" office:value-type="float" office:value="0.849664429530201" calcext:value-type="float">
            <text:p>0,849664429530201</text:p>
          </table:table-cell>
          <table:table-cell table:formula="of:=[.B21]/[.B20]" office:value-type="float" office:value="0.76882569773565" calcext:value-type="float">
            <text:p>0,76882569773565</text:p>
          </table:table-cell>
          <table:table-cell table:formula="of:=[.D21]/[.D20]" office:value-type="float" office:value="0.85592841163311" calcext:value-type="float">
            <text:p>0,855928411633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600" calcext:value-type="float">
            <text:p>14600</text:p>
          </table:table-cell>
          <table:table-cell office:value-type="float" office:value="4530" calcext:value-type="float">
            <text:p>4530</text:p>
          </table:table-cell>
          <table:table-cell table:formula="of:=[.B21]+[.C21]" office:value-type="float" office:value="19130" calcext:value-type="float">
            <text:p>19130</text:p>
          </table:table-cell>
          <table:table-cell table:formula="of:=[.B21]/[.D21]" office:value-type="float" office:value="0.763199163617355" calcext:value-type="float">
            <text:p>0,763199163617355</text:p>
          </table:table-cell>
          <table:table-cell table:formula="of:=[.B22]/[.B21]" office:value-type="float" office:value="1.19986301369863" calcext:value-type="float">
            <text:p>1,19986301369863</text:p>
          </table:table-cell>
          <table:table-cell table:formula="of:=[.D22]/[.D21]" office:value-type="float" office:value="0.92723470987977" calcext:value-type="float">
            <text:p>0,927234709879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518" calcext:value-type="float">
            <text:p>17518</text:p>
          </table:table-cell>
          <table:table-cell office:value-type="float" office:value="220" calcext:value-type="float">
            <text:p>220</text:p>
          </table:table-cell>
          <table:table-cell table:formula="of:=[.B22]+[.C22]" office:value-type="float" office:value="17738" calcext:value-type="float">
            <text:p>17738</text:p>
          </table:table-cell>
          <table:table-cell table:formula="of:=[.B22]/[.D22]" office:value-type="float" office:value="0.987597248844289" calcext:value-type="float">
            <text:p>0,987597248844289</text:p>
          </table:table-cell>
          <table:table-cell table:formula="of:=[.B23]/[.B22]" office:value-type="float" office:value="0.968147048749857" calcext:value-type="float">
            <text:p>0,968147048749857</text:p>
          </table:table-cell>
          <table:table-cell table:formula="of:=[.D23]/[.D22]" office:value-type="float" office:value="1.1300033825685" calcext:value-type="float">
            <text:p>1,13000338256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960" calcext:value-type="float">
            <text:p>16960</text:p>
          </table:table-cell>
          <table:table-cell office:value-type="float" office:value="3084" calcext:value-type="float">
            <text:p>3084</text:p>
          </table:table-cell>
          <table:table-cell table:formula="of:=[.B23]+[.C23]" office:value-type="float" office:value="20044" calcext:value-type="float">
            <text:p>20044</text:p>
          </table:table-cell>
          <table:table-cell table:formula="of:=[.B23]/[.D23]" office:value-type="float" office:value="0.846138495310317" calcext:value-type="float">
            <text:p>0,846138495310317</text:p>
          </table:table-cell>
          <table:table-cell table:formula="of:=[.B24]/[.B23]" office:value-type="float" office:value="0.884257075471698" calcext:value-type="float">
            <text:p>0,884257075471698</text:p>
          </table:table-cell>
          <table:table-cell table:formula="of:=[.D24]/[.D23]" office:value-type="float" office:value="0.863749750548793" calcext:value-type="float">
            <text:p>0,8637497505487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997" calcext:value-type="float">
            <text:p>14997</text:p>
          </table:table-cell>
          <table:table-cell office:value-type="float" office:value="2316" calcext:value-type="float">
            <text:p>2316</text:p>
          </table:table-cell>
          <table:table-cell table:formula="of:=[.B24]+[.C24]" office:value-type="float" office:value="17313" calcext:value-type="float">
            <text:p>17313</text:p>
          </table:table-cell>
          <table:table-cell table:formula="of:=[.B24]/[.D24]" office:value-type="float" office:value="0.866227690175013" calcext:value-type="float">
            <text:p>0,866227690175013</text:p>
          </table:table-cell>
          <table:table-cell table:formula="of:=[.B25]/[.B24]" office:value-type="float" office:value="1.041675001667" calcext:value-type="float">
            <text:p>1,041675001667</text:p>
          </table:table-cell>
          <table:table-cell table:formula="of:=[.D25]/[.D24]" office:value-type="float" office:value="0.953560907988217" calcext:value-type="float">
            <text:p>0,9535609079882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622" calcext:value-type="float">
            <text:p>15622</text:p>
          </table:table-cell>
          <table:table-cell office:value-type="float" office:value="887" calcext:value-type="float">
            <text:p>887</text:p>
          </table:table-cell>
          <table:table-cell table:formula="of:=[.B25]+[.C25]" office:value-type="float" office:value="16509" calcext:value-type="float">
            <text:p>16509</text:p>
          </table:table-cell>
          <table:table-cell table:formula="of:=[.B25]/[.D25]" office:value-type="float" office:value="0.946271730571204" calcext:value-type="float">
            <text:p>0,946271730571204</text:p>
          </table:table-cell>
          <table:table-cell table:formula="of:=[.B26]/[.B25]" office:value-type="float" office:value="0.80873127640507" calcext:value-type="float">
            <text:p>0,80873127640507</text:p>
          </table:table-cell>
          <table:table-cell table:formula="of:=[.D26]/[.D25]" office:value-type="float" office:value="0.985765340117512" calcext:value-type="float">
            <text:p>0,985765340117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634" calcext:value-type="float">
            <text:p>12634</text:p>
          </table:table-cell>
          <table:table-cell office:value-type="float" office:value="3640" calcext:value-type="float">
            <text:p>3640</text:p>
          </table:table-cell>
          <table:table-cell table:formula="of:=[.B26]+[.C26]" office:value-type="float" office:value="16274" calcext:value-type="float">
            <text:p>16274</text:p>
          </table:table-cell>
          <table:table-cell table:formula="of:=[.B26]/[.D26]" office:value-type="float" office:value="0.776330342878211" calcext:value-type="float">
            <text:p>0,77633034287821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Source Han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23:30:29.992653675</meta:creation-date>
    <dc:date>2021-05-03T23:44:21.349532916</dc:date>
    <meta:editing-duration>PT3M11S</meta:editing-duration>
    <meta:editing-cycles>1</meta:editing-cycles>
    <meta:document-statistic meta:table-count="1" meta:cell-count="182" meta:object-count="1"/>
    <meta:generator>LibreOffice/7.1.2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34cm" svg:height="11.491cm" xlink:href=".." xlink:type="simple" chart:class="chart:line" chart:style-name="ch1">
        <chart:legend chart:legend-position="end" svg:x="17.485cm" svg:y="4.948cm" style:legend-expansion="high" chart:style-name="ch2"/>
        <chart:plot-area chart:style-name="ch3" table:cell-range-address="Sheet1.A1:Sheet1.A26 Sheet1.E1:Sheet1.G26" chart:data-source-has-labels="both" svg:x="0.414cm" svg:y="0.229cm" svg:width="16.657cm" svg:height="11.033cm">
          <chart:coordinate-region svg:x="1.141cm" svg:y="0.428cm" svg:width="15.743cm" svg:height="10.188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6" chart:label-cell-address="Sheet1.E1:Sheet1.E1" chart:class="chart:line">
            <chart:data-point chart:repeated="25"/>
          </chart:series>
          <chart:series chart:style-name="ch8" chart:values-cell-range-address="Sheet1.F2:Sheet1.F26" chart:label-cell-address="Sheet1.F1:Sheet1.F1" chart:class="chart:line">
            <chart:data-point chart:repeated="25"/>
          </chart:series>
          <chart:series chart:style-name="ch9" chart:values-cell-range-address="Sheet1.G2:Sheet1.G26" chart:label-cell-address="Sheet1.G1:Sheet1.G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1/All1</text:p>
                <draw:g>
                  <svg:desc>Sheet1.E1:Sheet1.E1</svg:desc>
                </draw:g>
              </table:table-cell>
              <table:table-cell office:value-type="string">
                <text:p>Gold2/Gold1</text:p>
                <draw:g>
                  <svg:desc>Sheet1.F1:Sheet1.F1</svg:desc>
                </draw:g>
              </table:table-cell>
              <table:table-cell office:value-type="string">
                <text:p>All2/All1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6</svg:desc>
                </draw:g>
              </table:table-cell>
              <table:table-cell office:value-type="float" office:value="0.93167294186442">
                <text:p>0.93167294186442</text:p>
                <draw:g>
                  <svg:desc>Sheet1.E2:Sheet1.E26</svg:desc>
                </draw:g>
              </table:table-cell>
              <table:table-cell office:value-type="float" office:value="0.850025618035097">
                <text:p>0.850025618035097</text:p>
                <draw:g>
                  <svg:desc>Sheet1.F2:Sheet1.F26</svg:desc>
                </draw:g>
              </table:table-cell>
              <table:table-cell office:value-type="float" office:value="0.817388761926356">
                <text:p>0.817388761926356</text:p>
                <draw:g>
                  <svg:desc>Sheet1.G2:Sheet1.G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887295874791">
                <text:p>0.96887295874791</text:p>
              </table:table-cell>
              <table:table-cell office:value-type="float" office:value="0.839259209029332">
                <text:p>0.839259209029332</text:p>
              </table:table-cell>
              <table:table-cell office:value-type="float" office:value="0.841021410790805">
                <text:p>0.8410214107908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66842868178701">
                <text:p>0.966842868178701</text:p>
              </table:table-cell>
              <table:table-cell office:value-type="float" office:value="0.826077978974585">
                <text:p>0.826077978974585</text:p>
              </table:table-cell>
              <table:table-cell office:value-type="float" office:value="0.900641442942826">
                <text:p>0.900641442942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6798635338563">
                <text:p>0.886798635338563</text:p>
              </table:table-cell>
              <table:table-cell office:value-type="float" office:value="0.953660233002956">
                <text:p>0.953660233002956</text:p>
              </table:table-cell>
              <table:table-cell office:value-type="float" office:value="0.865046934330487">
                <text:p>0.8650469343304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77640125224212">
                <text:p>0.977640125224212</text:p>
              </table:table-cell>
              <table:table-cell office:value-type="float" office:value="0.940035554745191">
                <text:p>0.940035554745191</text:p>
              </table:table-cell>
              <table:table-cell office:value-type="float" office:value="0.949420113860448">
                <text:p>0.949420113860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797662493106">
                <text:p>0.96797662493106</text:p>
              </table:table-cell>
              <table:table-cell office:value-type="float" office:value="0.765244272032974">
                <text:p>0.765244272032974</text:p>
              </table:table-cell>
              <table:table-cell office:value-type="float" office:value="0.81446625752473">
                <text:p>0.814466257524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09477293683725">
                <text:p>0.909477293683725</text:p>
              </table:table-cell>
              <table:table-cell office:value-type="float" office:value="1.00749306930693">
                <text:p>1.00749306930693</text:p>
              </table:table-cell>
              <table:table-cell office:value-type="float" office:value="0.990318118948824">
                <text:p>0.9903181189488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5250232774674">
                <text:p>0.925250232774674</text:p>
              </table:table-cell>
              <table:table-cell office:value-type="float" office:value="0.975753954526872">
                <text:p>0.975753954526872</text:p>
              </table:table-cell>
              <table:table-cell office:value-type="float" office:value="0.925322974860335">
                <text:p>0.9253229748603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5677247928557">
                <text:p>0.975677247928557</text:p>
              </table:table-cell>
              <table:table-cell office:value-type="float" office:value="0.79075351295604">
                <text:p>0.79075351295604</text:p>
              </table:table-cell>
              <table:table-cell office:value-type="float" office:value="0.94640189928148">
                <text:p>0.946401899281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1521414094428">
                <text:p>0.81521414094428</text:p>
              </table:table-cell>
              <table:table-cell office:value-type="float" office:value="0.91284057793809">
                <text:p>0.91284057793809</text:p>
              </table:table-cell>
              <table:table-cell office:value-type="float" office:value="0.824268199488321">
                <text:p>0.8242681994883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2813608513383">
                <text:p>0.902813608513383</text:p>
              </table:table-cell>
              <table:table-cell office:value-type="float" office:value="0.977854176898692">
                <text:p>0.977854176898692</text:p>
              </table:table-cell>
              <table:table-cell office:value-type="float" office:value="0.954591260883586">
                <text:p>0.9545912608835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481472879674">
                <text:p>0.92481472879674</text:p>
              </table:table-cell>
              <table:table-cell office:value-type="float" office:value="0.804871923656454">
                <text:p>0.804871923656454</text:p>
              </table:table-cell>
              <table:table-cell office:value-type="float" office:value="0.963832527500369">
                <text:p>0.9638325275003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72289156626506">
                <text:p>0.772289156626506</text:p>
              </table:table-cell>
              <table:table-cell office:value-type="float" office:value="0.968458374698624">
                <text:p>0.968458374698624</text:p>
              </table:table-cell>
              <table:table-cell office:value-type="float" office:value="0.835859802847755">
                <text:p>0.8358598028477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94803050554289">
                <text:p>0.894803050554289</text:p>
              </table:table-cell>
              <table:table-cell office:value-type="float" office:value="1.02436809887825">
                <text:p>1.02436809887825</text:p>
              </table:table-cell>
              <table:table-cell office:value-type="float" office:value="0.967345441203449">
                <text:p>0.9673454412034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47549510985885">
                <text:p>0.947549510985885</text:p>
              </table:table-cell>
              <table:table-cell office:value-type="float" office:value="0.861529664045747">
                <text:p>0.861529664045747</text:p>
              </table:table-cell>
              <table:table-cell office:value-type="float" office:value="0.927528379073989">
                <text:p>0.9275283790739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801261829653">
                <text:p>0.8801261829653</text:p>
              </table:table-cell>
              <table:table-cell office:value-type="float" office:value="0.884939599097305">
                <text:p>0.884939599097305</text:p>
              </table:table-cell>
              <table:table-cell office:value-type="float" office:value="0.800736067297581">
                <text:p>0.8007360672975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72678193623696">
                <text:p>0.972678193623696</text:p>
              </table:table-cell>
              <table:table-cell office:value-type="float" office:value="0.968760547534221">
                <text:p>0.968760547534221</text:p>
              </table:table-cell>
              <table:table-cell office:value-type="float" office:value="1.0079521412417">
                <text:p>1.0079521412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4858135495078">
                <text:p>0.934858135495078</text:p>
              </table:table-cell>
              <table:table-cell office:value-type="float" office:value="0.735134716630536">
                <text:p>0.735134716630536</text:p>
              </table:table-cell>
              <table:table-cell office:value-type="float" office:value="0.808844817602779">
                <text:p>0.8088448176027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49664429530201">
                <text:p>0.849664429530201</text:p>
              </table:table-cell>
              <table:table-cell office:value-type="float" office:value="0.76882569773565">
                <text:p>0.76882569773565</text:p>
              </table:table-cell>
              <table:table-cell office:value-type="float" office:value="0.85592841163311">
                <text:p>0.855928411633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63199163617355">
                <text:p>0.763199163617355</text:p>
              </table:table-cell>
              <table:table-cell office:value-type="float" office:value="1.19986301369863">
                <text:p>1.19986301369863</text:p>
              </table:table-cell>
              <table:table-cell office:value-type="float" office:value="0.92723470987977">
                <text:p>0.927234709879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7597248844289">
                <text:p>0.987597248844289</text:p>
              </table:table-cell>
              <table:table-cell office:value-type="float" office:value="0.968147048749857">
                <text:p>0.968147048749857</text:p>
              </table:table-cell>
              <table:table-cell office:value-type="float" office:value="1.1300033825685">
                <text:p>1.13000338256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46138495310317">
                <text:p>0.846138495310317</text:p>
              </table:table-cell>
              <table:table-cell office:value-type="float" office:value="0.884257075471698">
                <text:p>0.884257075471698</text:p>
              </table:table-cell>
              <table:table-cell office:value-type="float" office:value="0.863749750548793">
                <text:p>0.8637497505487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66227690175013">
                <text:p>0.866227690175013</text:p>
              </table:table-cell>
              <table:table-cell office:value-type="float" office:value="1.041675001667">
                <text:p>1.041675001667</text:p>
              </table:table-cell>
              <table:table-cell office:value-type="float" office:value="0.953560907988217">
                <text:p>0.9535609079882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6271730571204">
                <text:p>0.946271730571204</text:p>
              </table:table-cell>
              <table:table-cell office:value-type="float" office:value="0.80873127640507">
                <text:p>0.80873127640507</text:p>
              </table:table-cell>
              <table:table-cell office:value-type="float" office:value="0.985765340117512">
                <text:p>0.9857653401175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76330342878211">
                <text:p>0.7763303428782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